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4" svg:font-family="'Segoe UI'" style:font-adornments="Regular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1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.813cm"/>
        </style:tab-stops>
      </style:paragraph-properties>
      <style:text-properties fo:font-size="26pt"/>
    </style:style>
    <style:style style:name="P5" style:family="paragraph">
      <style:paragraph-properties fo:margin-left="0cm" fo:margin-right="0cm" fo:margin-top="0cm" fo:margin-bottom="0cm" fo:text-align="center" fo:text-indent="0cm" style:text-autospace="none">
        <style:tab-stops>
          <style:tab-stop style:position="0.813cm"/>
        </style:tab-stops>
      </style:paragraph-properties>
      <style:text-properties fo:font-size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.813cm"/>
        </style:tab-stops>
      </style:paragraph-properties>
      <style:text-properties fo:color="#000000" style:font-name="Segoe UI2" fo:font-size="26pt" fo:text-shadow="1pt 1pt" fo:font-weight="bold" style:font-name-asian="Segoe UI2" style:font-size-asian="10pt" style:font-weight-asian="bold" style:font-name-complex="Segoe UI2" style:font-size-complex="10pt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28pt" fo:text-shadow="none" style:text-underline-style="none" fo:font-weight="normal" style:font-name-asian="Segoe UI2" style:font-size-asian="28pt" style:font-weight-asian="normal" style:font-name-complex="Segoe UI2" style:font-size-complex="28pt" style:font-weight-complex="normal"/>
    </style:style>
    <style:style style:name="T3" style:family="text">
      <style:text-properties fo:color="#000000" style:font-name="Segoe UI Semibold1" fo:font-size="20pt" fo:text-shadow="none" style:text-underline-style="none" fo:font-weight="normal" style:font-name-asian="Segoe UI2" style:font-size-asian="20pt" style:font-weight-asian="normal" style:font-name-complex="Segoe UI2" style:font-size-complex="20pt" style:font-weight-complex="normal"/>
    </style:style>
    <style:style style:name="T4" style:family="text">
      <style:text-properties fo:color="#000000" style:font-name="Segoe UI Semibold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5" style:family="text">
      <style:text-properties fo:color="#cc0000" style:text-position="super 58%" style:font-name="Arial" fo:font-size="36pt" fo:text-shadow="none" fo:font-weight="normal" style:font-name-asian="Segoe UI4" style:font-size-asian="36pt" style:font-weight-asian="normal" style:font-name-complex="Segoe UI4" style:font-size-complex="36pt" style:font-weight-complex="normal"/>
    </style:style>
    <style:style style:name="T6" style:family="text">
      <style:text-properties fo:color="#000000" style:text-position="super 58%" style:font-name="Segoe UI Semibold" fo:font-size="36pt" fo:text-shadow="none" fo:font-weight="normal" style:font-name-asian="Segoe UI4" style:font-size-asian="36pt" style:font-weight-asian="normal" style:font-name-complex="Segoe UI4" style:font-size-complex="36pt" style:font-weight-complex="normal"/>
    </style:style>
    <style:style style:name="T7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8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2pt" fo:font-style="normal" fo:text-shadow="none" style:text-underline-style="none" fo:font-weight="normal" style:letter-kerning="true" style:font-name-asian="Segoe UI4" style:font-size-asian="32pt" style:font-style-asian="normal" style:font-weight-asian="normal" style:font-name-complex="Segoe UI4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position="0% 100%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10" style:family="text">
      <style:text-properties fo:color="#ffffff" style:text-position="0% 100%" style:font-name="Segoe UI" fo:font-size="32pt" fo:text-shadow="1pt 1pt" fo:font-weight="normal" style:font-name-asian="Segoe UI4" style:font-size-asian="32pt" style:font-weight-asian="normal" style:font-name-complex="Segoe UI4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7.572cm" svg:x="1.778cm" svg:y="1.153cm">
          <draw:text-box>
            <text:p text:style-name="P1"><text:span text:style-name="T1">OFFERTORY</text:span><text:span text:style-name="T2"> </text:span><text:span text:style-name="T3">(LSB p.192)</text:span></text:p>
            <text:p text:style-name="P1"><text:span text:style-name="T4">C: </text:span><text:span text:style-name="T5">♫</text:span><text:span text:style-name="T6"> </text:span><text:span text:style-name="T7">Create in me a clean heart, O God,</text:span></text:p>
            <text:p text:style-name="P1"><text:span text:style-name="T7">and renew a right spirit within me.</text:span></text:p>
            <text:p text:style-name="P1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5.146cm" svg:height="10.391cm" svg:x="1.27cm" svg:y="1.016cm">
          <draw:text-box>
            <text:p text:style-name="P4"><text:span text:style-name="T8">♫</text:span><text:span text:style-name="T9">Cast me not away from Thy presence,</text:span></text:p>
            <text:p text:style-name="P5"><text:span text:style-name="T9">and take not Thy Holy Spirit from me.</text:span><text:span text:style-name="T10"> </text:span></text:p>
            <text:p text:style-name="P5"><text:span text:style-name="T7">Restore unto me the joy of Thy salvation,</text:span></text:p>
            <text:p text:style-name="P5"><text:span text:style-name="T7">and uphold me with Thy free spirit. Amen. <text:s text:c="3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4" svg:font-family="'Segoe UI'" style:font-adornments="Regular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ackground" xlink:href="Pictures/10000000000004220000025353D4ECAC8951481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20:06:35.940000000</meta:creation-date>
    <dc:date>2019-03-22T10:28:21.159000000</dc:date>
    <meta:editing-duration>PT31M46S</meta:editing-duration>
    <meta:editing-cycles>8</meta:editing-cycles>
    <meta:generator>LibreOffice/6.1.5.2$Windows_X86_64 LibreOffice_project/90f8dcf33c87b3705e78202e3df5142b201bd805</meta:generator>
    <meta:document-statistic meta:object-count="27"/>
  </office:meta>
</office:document-meta>
</file>